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AQUERA SARAVAIA FREDDY DEMET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ECUARIA SAN FRANCISCO</text:span></text:p>
            <text:p text:style-name="P7">Lin.Genet(Ped.1):<text:span text:style-name="T4">GALLINAS BB</text:span></text:p>
            <text:p text:style-name="P7">Cant.Cajas(Ped 1):<text:span text:style-name="T4">3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2:57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